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2" svg:font-family="CMBX12"/>
    <style:font-face style:name="CMBX8" svg:font-family="CMBX8"/>
    <style:font-face style:name="CMR12" svg:font-family="CMR12"/>
    <style:font-face style:name="CMR8" svg:font-family="CMR8"/>
    <style:font-face style:name="CMSL12" svg:font-family="CMSL12"/>
    <style:font-face style:name="CMTI12" svg:font-family="CMTI12"/>
    <style:font-face style:name="Helvetica Neue" svg:font-family="'Helvetica Neue', Helvetica, Arial"/>
    <style:font-face style:name="Helvetica" svg:font-family="Helvetica, Arial, sans-serif"/>
    <style:font-face style:name="Lato" svg:font-family="Lato, sans-serif"/>
    <style:font-face style:name="Open Sans" svg:font-family="'Open Sans', Arial, sans-serif"/>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paragraph-properties fo:margin-left="0cm" fo:margin-right="0cm" fo:margin-top="0.106cm" fo:margin-bottom="0cm" fo:line-height="10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 style:family="paragraph" style:parent-style-name="centerpar" style:list-style-name="">
      <style:paragraph-properties fo:margin-left="0cm" fo:margin-right="0cm" fo:margin-top="0.212cm" fo:margin-bottom="0.212cm" fo:line-height="10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 style:family="paragraph" style:parent-style-name="heading_20_2" style:list-style-name="" style:master-page-name="">
      <style:paragraph-properties fo:margin-left="0cm" fo:margin-right="0cm" fo:margin-top="0.847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none" style:country-asian="none" style:font-style-asian="normal" style:font-weight-asian="bold" style:font-size-complex="16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heading_20_2" style:list-style-name="" style:master-page-name="">
      <style:paragraph-properties fo:margin-left="0cm" fo:margin-right="0cm" fo:margin-top="0.423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none" style:country-asian="none" style:font-style-asian="normal" style:font-weight-asian="bold" style:font-size-complex="16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heading_20_2" style:list-style-name="" style:master-page-name="">
      <style:paragraph-properties fo:margin-left="0cm" fo:margin-right="0cm" fo:margin-top="0.423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none" style:country-asian="none" style:font-style-asian="normal" style:font-weight-asian="bold" style:font-size-complex="16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heading_20_2" style:list-style-name="">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none" style:country-asian="none" style:font-style-asian="normal" style:font-weight-asian="bold" style:font-size-complex="16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heading_20_1" style:list-style-name="" style:master-page-name="">
      <style:paragraph-properties fo:margin-left="0cm" fo:margin-right="0cm" fo:margin-top="0.423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none" style:country-asian="none" style:font-style-asian="normal" style:font-weight-asian="bold" style:font-size-complex="20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list-style-name="">
      <style:paragraph-properties fo:margin-left="0cm" fo:margin-right="0cm" fo:margin-top="0cm" fo:margin-bottom="0cm" fo:line-height="10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list-style-name="">
      <style:paragraph-properties fo:margin-left="0cm" fo:margin-right="0cm" fo:margin-top="0cm" fo:margin-bottom="0cm" fo:line-height="10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list-style-name="" style:master-page-name="">
      <style:paragraph-properties fo:margin-left="0cm" fo:margin-right="0cm" fo:margin-top="0.423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none" style:country-asian="none" style:font-style-asian="normal" style:font-weight-asian="bold" style:font-size-complex="20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list-style-name="" style:master-page-name="">
      <style:paragraph-properties fo:margin-left="0cm" fo:margin-right="0cm" fo:margin-top="0.423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none" style:country-asian="none" style:font-style-asian="normal" style:font-weight-asian="bold" style:font-size-complex="20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Standard" style:list-style-name="">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none" style:country-asian="none" style:font-style-asian="normal" style:font-weight-asian="bold" style:font-size-complex="20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3" style:family="paragraph" style:parent-style-name="Standard" style:list-style-name="">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none" style:country-asian="none" style:font-style-asian="normal" style:font-weight-asian="bold" style:font-size-complex="20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Standard" style:list-style-name="" style:master-page-name="">
      <style:paragraph-properties fo:margin-left="0cm" fo:margin-right="0cm" fo:margin-top="0.106cm" fo:margin-bottom="0cm" fo:line-height="10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Standard" style:list-style-name="" style:master-page-name="">
      <style:paragraph-properties fo:margin-left="0cm" fo:margin-right="0cm" fo:margin-top="0.106cm" fo:margin-bottom="0cm" fo:line-height="10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list-style-name="" style:master-page-name="">
      <style:paragraph-properties fo:margin-left="0cm" fo:margin-right="0cm" fo:margin-top="0.106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7" style:family="paragraph" style:parent-style-name="Standard" style:list-style-name="">
      <style:paragraph-properties fo:margin-left="0cm" fo:margin-right="0cm" fo:margin-top="0.106cm" fo:margin-bottom="0cm" fo:line-height="10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Standard" style:list-style-name="">
      <style:paragraph-properties fo:margin-left="0cm" fo:margin-right="0cm" fo:margin-top="0.106cm" fo:margin-bottom="0cm" fo:line-height="10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Standard" style:list-style-name="">
      <style:paragraph-properties fo:margin-left="0cm" fo:margin-right="0cm" fo:margin-top="0.106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0" style:family="paragraph" style:parent-style-name="Standard" style:list-style-name="" style:master-page-name="">
      <style:paragraph-properties fo:margin-left="0cm" fo:margin-right="0cm" fo:margin-top="0.423cm" fo:margin-bottom="0cm" fo:line-height="10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Standard" style:list-style-name="" style:master-page-name="">
      <style:paragraph-properties fo:margin-left="0cm" fo:margin-right="0cm" fo:margin-top="0cm" fo:margin-bottom="0cm" fo:line-height="10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List" style:list-style-name="">
      <style:paragraph-properties fo:margin-left="1.058cm" fo:margin-right="0cm" fo:margin-top="0.088cm" fo:margin-bottom="0.212cm" fo:line-height="100%" fo:text-align="start" style:justify-single-word="false" fo:keep-together="auto" fo:hyphenation-ladder-count="no-limit" fo:text-indent="-0.529cm" style:auto-text-indent="false" fo:background-color="transparent" fo:padding="0cm" fo:border="none" style:shadow="none" fo:keep-with-next="auto" style:text-autospace="none" style:punctuation-wrap="hanging" style:line-break="strict" style:vertical-align="auto" style:writing-mode="page">
        <style:tab-stops>
          <style:tab-stop style:position="-0.559cm"/>
          <style:tab-stop style:position="0cm"/>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3" style:family="paragraph" style:parent-style-name="List" style:list-style-name="">
      <style:paragraph-properties fo:margin-left="1.058cm" fo:margin-right="0cm" fo:margin-top="0.088cm" fo:margin-bottom="0.212cm" fo:line-height="100%" fo:text-align="start" style:justify-single-word="false" fo:keep-together="auto" fo:hyphenation-ladder-count="no-limit" fo:text-indent="-0.529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0.559cm"/>
          <style:tab-stop style:position="0cm"/>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heading_20_4" style:list-style-name="" style:master-page-name="">
      <style:paragraph-properties fo:margin-left="0cm" fo:margin-right="0cm" fo:margin-top="0.212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none" style:country-asian="none" style:font-style-asian="normal" style:font-weight-asian="bold" style:font-size-complex="12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5" style:family="paragraph" style:parent-style-name="heading_20_4" style:list-style-name="" style:master-page-name="">
      <style:paragraph-properties fo:margin-left="0cm" fo:margin-right="0cm" fo:margin-top="0.212cm" fo:margin-bottom="0.212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6" style:family="paragraph" style:parent-style-name="heading_20_4" style:list-style-name="" style:master-page-name="">
      <style:paragraph-properties fo:margin-left="0cm" fo:margin-right="0cm" fo:margin-top="0.212cm" fo:margin-bottom="0.212cm" fo:line-height="10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style:text-underline-mode="continuous" style:text-overline-mode="continuous" style:text-line-through-mode="continuous" style:letter-kerning="false" fo:background-color="transparent" style:font-size-asian="12pt" style:language-asian="none" style:country-asian="none" style:font-style-asian="normal" style:font-size-complex="12pt" style:language-complex="none"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7" style:family="paragraph" style:parent-style-name="heading_20_4" style:list-style-name="">
      <style:paragraph-properties fo:margin-left="0cm" fo:margin-right="0cm" fo:margin-top="0.212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heading_20_4" style:list-style-name="">
      <style:paragraph-properties fo:margin-left="0cm" fo:margin-right="0cm" fo:margin-top="0.212cm" fo:margin-bottom="0.212cm" fo:line-height="10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style:text-underline-mode="continuous" style:text-overline-mode="continuous" style:text-line-through-mode="continuous" style:letter-kerning="false" fo:background-color="transparent" style:font-size-asian="12pt" style:language-asian="none" style:country-asian="none" style:font-style-asian="normal" style:font-size-complex="12pt" style:language-complex="none"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position="0% 100%"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4" style:family="text">
      <style:text-properties fo:font-variant="normal" fo:text-transform="none" style:use-window-font-color="true" style:text-outline="false" style:text-line-through-style="none" style:text-position="0% 100%" style:font-name="Helvetica Neue"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normal" style:font-size-complex="12pt" style:language-complex="none"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fo:font-variant="normal" fo:text-transform="none" fo:color="#222222" style:font-name="sans-serif" fo:font-size="10.5pt" fo:letter-spacing="normal" fo:font-style="normal" fo:font-weight="normal" style:font-weight-asian="normal" style:font-weight-complex="normal"/>
    </style:style>
    <style:style style:name="T7" style:family="text">
      <style:text-properties fo:font-variant="normal" fo:text-transform="none" fo:color="#454545" style:font-name="Open Sans" fo:font-size="10.5pt" fo:letter-spacing="normal" fo:font-style="normal" fo:font-weight="normal"/>
    </style:style>
    <style:style style:name="T8" style:family="text">
      <style:text-properties fo:font-variant="normal" fo:text-transform="none" fo:color="#454545" style:text-outline="false" style:text-line-through-style="none" style:text-position="0% 100%" style:font-name="Open Sans" fo:font-size="10.5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bold" style:font-size-complex="12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9" style:family="text">
      <style:text-properties fo:font-variant="normal" fo:text-transform="none" fo:color="#444444" style:text-outline="false" style:text-line-through-style="none" style:text-position="0% 100%" style:font-name="Lato" fo:font-size="13.5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none" style:country-asian="none" style:font-style-asian="normal" style:font-weight-asian="bold" style:font-size-complex="12pt" style:language-complex="none"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10" style:family="text">
      <style:text-properties fo:font-variant="normal" fo:text-transform="none" fo:color="#333333" style:font-name="Helvetica" fo:font-size="12.75pt" fo:letter-spacing="normal" fo:font-style="normal" fo:font-weight="normal"/>
    </style:style>
    <style:style style:name="T11" style:family="text">
      <style:text-properties fo:font-variant="normal" fo:text-transform="none" fo:color="#555555" style:font-name="Helvetica Neue" fo:font-size="10.5pt" fo:letter-spacing="normal" fo:font-style="normal" fo:font-weight="normal" style:font-size-asian="12pt" style:font-weight-asian="normal" style:font-size-complex="12pt" style:font-weight-complex="normal"/>
    </style:style>
    <style:style style:name="T12" style:family="text">
      <style:text-properties fo:font-style="italic" style:font-style-asian="italic" style:font-style-complex="italic"/>
    </style:style>
    <style:style style:name="T13" style:family="text">
      <style:text-properties style:text-position="31% 100%" fo:font-size="9.5pt" style:font-size-asian="9.5pt" style:font-size-complex="9.5pt"/>
    </style:style>
    <style:style style:name="T14" style:family="text">
      <style:text-properties style:text-position="-29% 100%"/>
    </style:style>
    <style:style style:name="T15" style:family="text">
      <style:text-properties fo:color="#222222"/>
    </style:style>
    <style:style style:name="T16" style:family="text">
      <style:text-properties fo:color="#222222" style:font-name="arial"/>
    </style:style>
    <style:style style:name="T17" style:family="text">
      <style:text-properties fo:color="#222222" style:font-name="ari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Zeichenformat">Agradecimientos</text:span></text:p>
      <text:p text:style-name="P12"><text:span text:style-name="Zeichenformat"/></text:p>
      <text:p text:style-name="P12"><text:span text:style-name="Zeichenformat">Capítulo 1</text:span></text:p>
      <text:p text:style-name="P12"><text:span text:style-name="Zeichenformat">Introducción</text:span></text:p>
      <text:p text:style-name="P12"><text:span text:style-name="Zeichenformat"/></text:p>
      <text:p text:style-name="P12"><text:span text:style-name="Zeichenformat">Estado actual</text:span></text:p>
      <text:p text:style-name="P16"><text:span text:style-name="Zeichenformat"><text:span text:style-name="T3">La Universidad de Las Palmas de Gran Canaria (de ahora en adelante ULPGC), es el único centro de estudios universitarios que encontramos en la provincia de Las Palmas. Cuenta con sedes en Gran Canaria, así como en Fuerteventura y Lanzarote. Fundada en 1989 con la pretensión de ofrecer una formación integral a cuántos acuden a ella, en una apuesta basada en la innovación, la calidad y la internacionalización. En sus casi 30 años de andadura </text:span></text:span><text:span text:style-name="Zeichenformat"><text:span text:style-name="T11">ha conseguido situarse como una de las principales universidades españolas, destacando en el uso de las nuevas tecnologías, en las investigaciones relacionadas con los ámbitos marino y marítimo, en los programas de movilidad internacional y en su estrecha implicación con la sociedad local, con unas finanzas saneadas y una alta productividad científica</text:span></text:span><text:span text:style-name="Zeichenformat"><text:span text:style-name="T4">.</text:span></text:span></text:p>
      <text:p text:style-name="P19"><text:span text:style-name="Zeichenformat"><text:span text:style-name="T3">La ULPGC dispone de seis Campus, tres de los cuales están situados en Las Palmas de Gran Canaria; uno en el término municipal de Arucas (Gran Canaria) y otros dos en las islas de Lanzarote y Fuerteventura, donde desempeñan su labor más de 1.500 profesores, </text:span></text:span></text:p>
      <text:p text:style-name="P12"><text:span text:style-name="Zeichenformat"/></text:p>
      <text:p text:style-name="P12"><text:span text:style-name="Zeichenformat">Capítulo 3</text:span></text:p>
      <text:p text:style-name="P7"><text:span text:style-name="Zeichenformat">Objetivos</text:span></text:p>
      <text:p text:style-name="P3"><text:span text:style-name="Zeichenformat">3.1 <text:s/>Objetivos académicos</text:span></text:p>
      <text:p text:style-name="P14"><text:span text:style-name="Zeichenformat">Una vez finalizados los estudios de Ingeniería en Informática en la Escuela de Ingeniería Informática perteneciente a la Universidad de Las Palmas de Gran Canaria, y con objeto de obtener la titulación que acredite los mencionados estudios se ha desarrollado, con el apoyo del tutor, el presente proyecto cuyo título es:</text:span></text:p>
      <text:p text:style-name="P17"><text:span text:style-name="Zeichenformat"/></text:p>
      <text:p text:style-name="P17"><text:span text:style-name="Zeichenformat"><text:tab/>Gestión del Potencial Docente</text:span></text:p>
      <text:p text:style-name="P2"><text:span text:style-name="Zeichenformat"><text:span text:style-name="T1">...</text:span></text:span><text:span text:style-name="Zeichenformat"> </text:span></text:p>
      <text:p text:style-name="P4"><text:soft-page-break/><text:span text:style-name="Zeichenformat">3.2 <text:s/>Objetivos generales del proyecto</text:span></text:p>
      <text:p text:style-name="P14"><text:span text:style-name="Zeichenformat">Los objetivos que se persiguen en este proyecto se resumen en dos. En primer lugar, abordar el desarrollo e implementación de los algoritmos necesarios para llevar a cabo la inserción de objetos geométricos en una secuencia vídeo. En segundo lugar, desarrollar e implementar un interfaz de usuario que permita su utilización por un potencial usuario final.</text:span></text:p>
      <text:p text:style-name="P21"><text:span text:style-name="Zeichenformat">La implementación del proyecto tiene dos factores críticos: el tiempo de cómputo y el uso de recursos. </text:span></text:p>
      <text:p text:style-name="P21"><text:span text:style-name="Zeichenformat">Los objetivos generales se deben descomponer y asignar unos objetivos parciales a cada etapa para que el cumplimiento de éstos, repercuta en la consecución del objetivo del nivel superior.</text:span></text:p>
      <text:p text:style-name="P21"><text:span text:style-name="Zeichenformat">Los principales objetivos que se han perseguido en cada etapa del proyecto son la precisión y fiabilidad. Los resultados de cada etapa serán los datos de entrada en la siguiente. Los errores, en el caso de producirse, se propagan y repercuten en los resultados finales. </text:span></text:p>
      <text:p text:style-name="P8"><text:span text:style-name="Zeichenformat">…</text:span></text:p>
      <text:p text:style-name="P9"><text:span text:style-name="Zeichenformat"/></text:p>
      <text:p text:style-name="P10"><text:span text:style-name="Zeichenformat">Capítulo 5</text:span></text:p>
      <text:p text:style-name="P12"><text:span text:style-name="Zeichenformat">Aportaciones del PFC</text:span></text:p>
      <text:p text:style-name="P12"><text:span text:style-name="Zeichenformat"><text:tab/></text:span><text:span text:style-name="Zeichenformat"><text:span text:style-name="T2"> han perseguido en cada etapa del proyecto son la precisión y fiabilidad. Los resultados de cada eta <text:s/></text:span></text:span></text:p>
      <text:p text:style-name="P12"><text:span text:style-name="Zeichenformat"/></text:p>
      <text:p text:style-name="P12"><text:span text:style-name="Zeichenformat"/></text:p>
      <text:p text:style-name="P12"><text:span text:style-name="Zeichenformat">Capítulo 6</text:span></text:p>
      <text:p text:style-name="P7"><text:span text:style-name="Zeichenformat">Recursos utilizados</text:span></text:p>
      <text:p text:style-name="P20"><text:span text:style-name="Zeichenformat">Durante el desarrollo del proyecto se ha utilizado una serie de recursos para llevar a cabo los objetivos. Los recursos se pueden distinguir en cuatro grupos: </text:span><text:span text:style-name="Zeichenformat"><text:span text:style-name="T12">hardware</text:span></text:span><text:span text:style-name="Zeichenformat">, </text:span><text:span text:style-name="Zeichenformat"><text:span text:style-name="T12">software</text:span></text:span><text:span text:style-name="Zeichenformat">, </text:span><text:span text:style-name="Zeichenformat"><text:span text:style-name="T12">librerías</text:span></text:span><text:span text:style-name="Zeichenformat"> y </text:span><text:span text:style-name="Zeichenformat"><text:span text:style-name="T12">lenguajes</text:span></text:span><text:span text:style-name="Zeichenformat">. </text:span></text:p>
      <text:p text:style-name="P4"><text:span text:style-name="Zeichenformat">6.1 <text:s/>Hardware</text:span></text:p>
      <text:p text:style-name="P14"><text:span text:style-name="Zeichenformat">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span></text:p>
      <text:p text:style-name="P17"><text:span text:style-name="Zeichenformat">Para facilitar la visualización de la información necesaria durante el desarrollo, se ha trabajado con un monitor LCD Acer G195HQV, de 19 pulgadas ampliando el número de ventanas que se podían consultar simultáneamente. </text:span></text:p>
      <text:p text:style-name="P17"><text:span text:style-name="Zeichenformat">Una vez desarrollado y para simular un entorno lo más similar posible a su uso normal, se ha </text:span><text:soft-page-break/><text:span text:style-name="Zeichenformat">montado todo en un servidor con las siguientes características: </text:span></text:p>
      <text:p text:style-name="P17"><text:span text:style-name="Zeichenformat"/></text:p>
      <text:p text:style-name="P17"><text:span text:style-name="Zeichenformat">SURINAS</text:span></text:p>
      <text:p text:style-name="P4"><text:span text:style-name="Zeichenformat"/></text:p>
      <text:p text:style-name="P6"><text:span text:style-name="Zeichenformat">6.2 <text:s/>Software</text:span></text:p>
      <text:p text:style-name="P14"><text:span text:style-name="Zeichenformat">En la descripción de los recursos se ha hecho una distinción entre el </text:span><text:span text:style-name="Zeichenformat"><text:span text:style-name="T12">software</text:span></text:span><text:span text:style-name="Zeichenformat"> y </text:span><text:span text:style-name="Zeichenformat"><text:span text:style-name="T12">librerías</text:span></text:span><text:span text:style-name="Zeichenformat">. A nuestro parecer, el software es un conjunto de herramientas que nos permiten realizar el proyecto, y nunca van a formar parte de él. A diferencia del software, las librerías van a quedar ligadas al proyecto de manera indefinida.</text:span></text:p>
      <text:p text:style-name="P24"><text:span text:style-name="Zeichenformat">Sistema Operativo</text:span></text:p>
      <text:p text:style-name="P14"><text:span text:style-name="Zeichenformat">El sistema operativo sobre el que se apoya la aplicación y las librerías del proyecto es Windows.</text:span></text:p>
      <text:p text:style-name="P17"><text:span text:style-name="Zeichenformat"><text:span text:style-name="T17">Windows</text:span></text:span><text:span text:style-name="Zeichenformat"><text:span text:style-name="T15"> </text:span></text:span><text:span text:style-name="Zeichenformat"><text:span text:style-name="T16">es un sistema operativo desarrollado por la empresa de software Microsoft Corporation, el cual se encuentra dotado de una interfaz gráfica de usuario basada en el prototipo de ventanas (su nombre en inglés).</text:span></text:span><text:span text:style-name="Zeichenformat"> La versión utilizada es la última y actual Windows 10, sistema operativo desarrollado por Microsoft como parte de la familia de sistemas operativos Windows NT. Fue dado a conocer oficialmente en septiembre de 2014, seguido por una breve presentación de demostración en la conferencia Build 2014. Entró en fase beta de prueba en octubre de 2014 y fue lanzado al público en general el 29 de julio de 2015.</text:span></text:p>
      <text:p text:style-name="P17"><text:span text:style-name="Zeichenformat"/></text:p>
      <text:p text:style-name="P17"><text:span text:style-name="Zeichenformat"><text:span text:style-name="T1">Entorno de desarrollo</text:span></text:span></text:p>
      <text:p text:style-name="P17"><text:span text:style-name="Zeichenformat"><text:span text:style-name="T1"/></text:span></text:p>
      <text:p text:style-name="P1"><text:span text:style-name="Zeichenformat"><text:span text:style-name="T8">La edición y prueba de la aplicación se ha trabajado en un entorno XAMPP. </text:span></text:span><text:span text:style-name="Zeichenformat"><text:span text:style-name="T9">XAMPP es una distribución que agrupa una serie de aplicaciones de software libre completamente gratuitas</text:span></text:span><text:span text:style-name="Zeichenformat"><text:span text:style-name="T8"> y</text:span></text:span><text:span text:style-name="T7"> está diseñado principalmente para </text:span><text:span text:style-name="Strong_20_Emphasis"><text:span text:style-name="T7">desarrollar proyectos web o probar proyectos en un servidor local </text:span></text:span><text:span text:style-name="T7">antes de lanzarlos al público. Las aplicaciones con las que cuenta son las siguientes:</text:span></text:p>
      <text:p text:style-name="P1"><text:span text:style-name="T7"><text:tab/>-PHP 7.1.4</text:span></text:p>
      <text:p text:style-name="P1"><text:span text:style-name="T6">PHP, siglas en inglés de Personal Home Page(página personal), es un lenguaje de programación de propósito general que se ejecuta del lado del servidor. El código es interpretado por un servidor web con un módulo de procesador de PHP que genera la p</text:span><text:span text:style-name="T5">ágina web resultante. Puede ser usado en la mayoría de los servidores web al igual que en casi todos los sistemas operativos y plataformas</text:span><text:span text:style-name="T7">. </text:span></text:p>
      <text:p text:style-name="P1"><text:span text:style-name="T7"><text:tab/>-MySQL 4.7.0</text:span></text:p>
      <text:p text:style-name="P1">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1"><text:tab/>-Apache 2.4.25</text:p>
      <text:p text:style-name="P1">El servidor HTTP Apache es un potente servidor web HTTP de código abierto y multiplataforma. <text:span text:style-name="T10">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17"><text:soft-page-break/><text:span text:style-name="Zeichenformat"><text:span text:style-name="T1"/></text:span></text:p>
      <text:p text:style-name="P24"><text:span text:style-name="Zeichenformat">...</text:span></text:p>
      <text:p text:style-name="P26">JAVASCRIPT</text:p>
      <text:p text:style-name="P28"/>
      <text:p text:style-name="P28">HTML</text:p>
      <text:p text:style-name="P14"><text:span text:style-name="Zeichenformat">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span></text:p>
      <text:p text:style-name="P21"><text:span text:style-name="Zeichenformat">UML se ha utilizado en el proyecto para modelar la aplicación principal del proyecto. Apoyándonos en el UML se extrajo una primera aproximación de los requerimientos y de cómo debía ser la estructura de la aplicación.</text:span></text:p>
      <text:p text:style-name="P25"><text:span text:style-name="Zeichenformat"/></text:p>
      <text:p text:style-name="P27"><text:span text:style-name="Zeichenformat"/></text:p>
      <text:p text:style-name="P27"><text:span text:style-name="Zeichenformat">L</text:span><text:span text:style-name="Zeichenformat"><text:span text:style-name="T13">A</text:span></text:span><text:span text:style-name="Zeichenformat">T</text:span><text:span text:style-name="Zeichenformat"><text:span text:style-name="T14">E</text:span></text:span><text:span text:style-name="Zeichenformat">X</text:span></text:p>
      <text:p text:style-name="P14"><text:span text:style-name="Zeichenformat">L</text:span><text:span text:style-name="Zeichenformat"><text:span text:style-name="T13">A</text:span></text:span><text:span text:style-name="Zeichenformat">T</text:span><text:span text:style-name="Zeichenformat"><text:span text:style-name="T14">E</text:span></text:span><text:span text:style-name="Zeichenformat">X es un paquete de macros que le permite al autor de un texto componer e imprimir sus documentos de un modo sencillo, con la mayor calidad tipográfica, utilizando para ello patrones previamente definidos. L</text:span><text:span text:style-name="Zeichenformat"><text:span text:style-name="T13">A</text:span></text:span><text:span text:style-name="Zeichenformat">T</text:span><text:span text:style-name="Zeichenformat"><text:span text:style-name="T14">E</text:span></text:span><text:span text:style-name="Zeichenformat">X desempeña el papel del diseñador tomando parte en el formato del documento (longitud del renglón, tipo de letra, espacios, etc) para darle luego instrucciones a T</text:span><text:span text:style-name="Zeichenformat"><text:span text:style-name="T14">E</text:span></text:span><text:span text:style-name="Zeichenformat">X.</text:span></text:p>
      <text:p text:style-name="P21"><text:span text:style-name="Zeichenformat">El tratamiento del texto es totalmente diferente a procesadores tales como </text:span><text:span text:style-name="Zeichenformat"><text:span text:style-name="T12">Microsoft Word</text:span></text:span><text:span text:style-name="Zeichenformat">, </text:span><text:span text:style-name="Zeichenformat"><text:span text:style-name="T12">Word Perfect</text:span></text:span><text:span text:style-name="Zeichenformat"> o </text:span><text:span text:style-name="Zeichenformat"><text:span text:style-name="T12">Framemaker</text:span></text:span><text:span text:style-name="Zeichenformat"> en los cuales el autor ve en la pantalla exactamente lo que luego aparecerá por la impresora. Esto tiene sus ventajas e inconvenientes. Aún así L</text:span><text:span text:style-name="Zeichenformat"><text:span text:style-name="T13">A</text:span></text:span><text:span text:style-name="Zeichenformat">T</text:span><text:span text:style-name="Zeichenformat"><text:span text:style-name="T14">E</text:span></text:span><text:span text:style-name="Zeichenformat">X tiene la posibilidad, una vez procesado el fichero, de ver el resultado final por la pantalla. </text:span></text:p>
      <text:p text:style-name="P21"><text:span text:style-name="Zeichenformat">L</text:span><text:span text:style-name="Zeichenformat"><text:span text:style-name="T13">A</text:span></text:span><text:span text:style-name="Zeichenformat">T</text:span><text:span text:style-name="Zeichenformat"><text:span text:style-name="T14">E</text:span></text:span><text:span text:style-name="Zeichenformat">X se ha utilizado para crear toda la documentación del proyecto.</text:span></text:p>
      <text:p text:style-name="P4"><text:span text:style-name="Zeichenformat">6.5 <text:s/>Requerimientos del software</text:span></text:p>
      <text:p text:style-name="P14"><text:span text:style-name="Zeichenformat">Una vez leído, cuáles han sido los recursos más significativos que se han utilizado para llevar a cabo todas las etapas del proyecto, veamos los requerimientos del producto final:</text:span></text:p>
      <text:p text:style-name="P23"><text:span text:style-name="Zeichenformat">•<text:tab/>Sistema operativo Windows.</text:span></text:p>
      <text:p text:style-name="P23"><text:span text:style-name="Zeichenformat">•<text:tab/>Librería Qt, versión 3.0 ó superior.</text:span></text:p>
      <text:p text:style-name="P23"><text:span text:style-name="Zeichenformat">•<text:tab/>Open Inventor, versión 2.1.5 en la implementación de SGI.</text:span></text:p>
      <text:p text:style-name="P22"><text:span text:style-name="Zeichenformat">•<text:tab/>SoQt, versión 1.0 ó sup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2" svg:font-family="CMBX12"/>
    <style:font-face style:name="CMBX8" svg:font-family="CMBX8"/>
    <style:font-face style:name="CMR12" svg:font-family="CMR12"/>
    <style:font-face style:name="CMR8" svg:font-family="CMR8"/>
    <style:font-face style:name="CMSL12" svg:font-family="CMSL12"/>
    <style:font-face style:name="CMTI12" svg:font-family="CMTI12"/>
    <style:font-face style:name="Helvetica Neue" svg:font-family="'Helvetica Neue', Helvetica, Arial"/>
    <style:font-face style:name="Helvetica" svg:font-family="Helvetica, Arial, sans-serif"/>
    <style:font-face style:name="Lato" svg:font-family="Lato, sans-serif"/>
    <style:font-face style:name="Open Sans" svg:font-family="'Open Sans', Arial, sans-serif"/>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7-12-05T11:36:10.73</dc:date>
    <meta:editing-duration>PT23H45M41S</meta:editing-duration>
    <meta:editing-cycles>17</meta:editing-cycles>
    <meta:generator>OpenOffice/4.1.3$Win32 OpenOffice.org_project/413m1$Build-9783</meta:generator>
    <meta:document-statistic meta:table-count="0" meta:image-count="0" meta:object-count="0" meta:page-count="4" meta:paragraph-count="57" meta:word-count="1334" meta:character-count="8331"/>
  </office:meta>
</office:document-meta>
</file>